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55cm" fo:min-width="5.6cm" style:protect="position 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0.543cm" fo:min-width="2.7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tyle="italic" fo:font-weight="bold"/>
    </style:style>
    <style:style style:name="P4" style:family="paragraph">
      <loext:graphic-properties draw:fill="none" draw:fill-color="#ffffff"/>
      <style:paragraph-properties style:writing-mode="lr-tb"/>
      <style:text-properties fo:font-size="10pt" fo:font-weight="bold"/>
    </style:style>
    <style:style style:name="T1" style:family="text">
      <style:text-properties fo:font-style="italic" fo:font-weight="bold"/>
    </style:style>
    <style:style style:name="T2" style:family="text"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cm" svg:height="12.8cm" svg:x="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measurelines" svg:x1="9.05cm" svg:y1="6cm" svg:x2="9.05cm" svg:y2="18.8cm">
          <text:p/>
        </draw:line>
        <draw:custom-shape draw:style-name="gr3" draw:text-style-name="P1" draw:layer="measurelines" svg:width="3.281cm" svg:height="0.793cm" svg:x="7.32cm" svg:y="6.4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measurelines" svg:x1="6cm" svg:y1="12.4cm" svg:x2="12.1cm" svg:y2="12.4cm">
          <text:p/>
        </draw:line>
        <draw:custom-shape draw:style-name="gr3" draw:text-style-name="P1" draw:layer="measurelines" svg:width="3.281cm" svg:height="0.793cm" svg:x="7.424cm" svg:y="12.50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measurelines" svg:width="3.427cm" svg:height="0.962cm" svg:x="7.542cm" svg:y="12.355cm">
          <draw:text-box>
            <text:p><text:span text:style-name="T1">Amplify</text:span></text:p>
          </draw:text-box>
        </draw:frame>
        <draw:frame draw:style-name="gr5" draw:text-style-name="P4" draw:layer="measurelines" svg:width="1.004cm" svg:height="0.645cm" svg:x="6.314cm" svg:y="10.025cm">
          <draw:text-box>
            <text:p><text:span text:style-name="T2">IN</text:span></text:p>
          </draw:text-box>
        </draw:frame>
        <draw:frame draw:style-name="gr5" draw:text-style-name="P4" draw:layer="measurelines" svg:width="1.004cm" svg:height="0.645cm" svg:x="9.19cm" svg:y="10.061cm">
          <draw:text-box>
            <text:p><text:span text:style-name="T2">IN</text:span></text:p>
          </draw:text-box>
        </draw:frame>
        <draw:frame draw:style-name="gr5" draw:text-style-name="P4" draw:layer="measurelines" svg:width="1.358cm" svg:height="0.645cm" svg:x="7.55cm" svg:y="9.674cm">
          <draw:text-box>
            <text:p><text:span text:style-name="T2">OUT</text:span></text:p>
          </draw:text-box>
        </draw:frame>
        <draw:frame draw:style-name="gr5" draw:text-style-name="P4" draw:layer="measurelines" svg:width="1.358cm" svg:height="0.645cm" svg:x="10.406cm" svg:y="9.675cm">
          <draw:text-box>
            <text:p><text:span text:style-name="T2">OUT</text:span></text:p>
          </draw:text-box>
        </draw:frame>
        <draw:frame draw:style-name="gr6" draw:text-style-name="P4" draw:layer="measurelines" svg:width="1.086cm" svg:height="0.645cm" svg:x="7.884cm" svg:y="14.874cm">
          <draw:text-box>
            <text:p><text:span text:style-name="T2">x</text:span><text:span text:style-name="T2">1</text:span><text:span text:style-name="T2">0</text:span></text:p>
          </draw:text-box>
        </draw:frame>
        <draw:frame draw:style-name="gr5" draw:text-style-name="P4" draw:layer="measurelines" svg:width="1.213cm" svg:height="0.645cm" svg:x="10.874cm" svg:y="14.849cm">
          <draw:text-box>
            <text:p><text:span text:style-name="T2">x</text:span><text:span text:style-name="T2">1</text:span><text:span text:style-name="T2">0</text:span></text:p>
          </draw:text-box>
        </draw:frame>
        <draw:frame draw:style-name="gr7" draw:text-style-name="P4" draw:layer="measurelines" svg:width="1.613cm" svg:height="0.818cm" svg:x="7.718cm" svg:y="13.2cm">
          <draw:text-box>
            <text:p><text:span text:style-name="T2">x100</text:span></text:p>
          </draw:text-box>
        </draw:frame>
        <draw:frame draw:style-name="gr7" draw:text-style-name="P4" draw:layer="measurelines" svg:width="1.613cm" svg:height="0.818cm" svg:x="10.674cm" svg:y="13.218cm">
          <draw:text-box>
            <text:p><text:span text:style-name="T2">x100</text:span></text:p>
          </draw:text-box>
        </draw:frame>
        <draw:frame draw:style-name="gr5" draw:text-style-name="P4" draw:layer="measurelines" svg:width="1.004cm" svg:height="0.645cm" svg:x="6.65cm" svg:y="15.517cm">
          <draw:text-box>
            <text:p><text:span text:style-name="T2">IN</text:span></text:p>
          </draw:text-box>
        </draw:frame>
        <draw:frame draw:style-name="gr5" draw:text-style-name="P4" draw:layer="measurelines" svg:width="1.004cm" svg:height="0.645cm" svg:x="9.525cm" svg:y="15.551cm">
          <draw:text-box>
            <text:p><text:span text:style-name="T2">IN</text:span></text:p>
          </draw:text-box>
        </draw:frame>
        <draw:frame draw:style-name="gr5" draw:text-style-name="P4" draw:layer="measurelines" svg:width="1.358cm" svg:height="0.645cm" svg:x="7.849cm" svg:y="15.818cm">
          <draw:text-box>
            <text:p><text:span text:style-name="T2">OUT</text:span></text:p>
          </draw:text-box>
        </draw:frame>
        <draw:frame draw:style-name="gr5" draw:text-style-name="P4" draw:layer="measurelines" svg:width="1.358cm" svg:height="0.645cm" svg:x="10.759cm" svg:y="15.887cm">
          <draw:text-box>
            <text:p><text:span text:style-name="T2">OUT</text:span></text:p>
          </draw:text-box>
        </draw:frame>
        <draw:frame draw:style-name="gr8" draw:text-style-name="P4" draw:layer="layout" svg:width="1.728cm" svg:height="0.645cm" svg:x="7.004cm" svg:y="9.077cm">
          <draw:text-box>
            <text:p><text:span text:style-name="T2">0 <text:s text:c="6"/>1</text:span></text:p>
          </draw:text-box>
        </draw:frame>
        <draw:frame draw:style-name="gr8" draw:text-style-name="P4" draw:layer="layout" svg:width="1.728cm" svg:height="0.645cm" svg:x="9.49cm" svg:y="9.077cm">
          <draw:text-box>
            <text:p><text:span text:style-name="T2">0 <text:s/></text:span><text:span text:style-name="T2"><text:s text:c="4"/></text:span><text:span text:style-name="T2"><text:s/>1</text:span></text:p>
          </draw:text-box>
        </draw:frame>
        <draw:frame draw:style-name="gr8" draw:text-style-name="P4" draw:layer="layout" svg:width="1.728cm" svg:height="0.645cm" svg:x="6.104cm" svg:y="14.898cm">
          <draw:text-box>
            <text:p><text:span text:style-name="T2">0 <text:s/></text:span><text:span text:style-name="T2"><text:s text:c="3"/></text:span><text:span text:style-name="T2"><text:s text:c="2"/></text:span><text:span text:style-name="T2">1</text:span></text:p>
          </draw:text-box>
        </draw:frame>
        <draw:frame draw:style-name="gr8" draw:text-style-name="P4" draw:layer="layout" svg:width="1.728cm" svg:height="0.645cm" svg:x="9.102cm" svg:y="14.879cm">
          <draw:text-box>
            <text:p><text:span text:style-name="T2">0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1</text:span></text:p>
          </draw:text-box>
        </draw:frame>
        <draw:frame draw:style-name="gr4" draw:text-style-name="P3" draw:layer="measurelines" svg:width="3.427cm" svg:height="0.962cm" svg:x="7.39cm" svg:y="6.252cm">
          <draw:text-box>
            <text:p><text:span text:style-name="T1">Att</text:span><text:span text:style-name="T1">en</text:span><text:span text:style-name="T1">uat</text:span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9T14:21:24.334848380</meta:creation-date>
    <dc:date>2022-05-11T21:46:49.800330869</dc:date>
    <meta:editing-duration>PT57M</meta:editing-duration>
    <meta:editing-cycles>13</meta:editing-cycles>
    <meta:generator>LibreOffice/7.3.2.2$Linux_X86_64 LibreOffice_project/30$Build-2</meta:generator>
    <meta:print-date>2022-05-11T21:47:24.535325209</meta:print-date>
    <meta:document-statistic meta:object-count="23"/>
  </office:meta>
</office:document-meta>
</file>